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vertical-align="middle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9cm" fo:min-width="4.5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9cm" fo:min-width="9.1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7cm" fo:min-width="9.9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14.48cm"/>
    </style:style>
    <style:style style:name="gr7" style:family="graphic" style:parent-style-name="standard">
      <style:graphic-properties svg:stroke-width="0.081cm" svg:stroke-color="#000000" draw:marker-start-width="0.321cm" draw:marker-end="Arrow_20_concave" draw:marker-end-width="0.321cm" draw:fill="none" draw:fill-color="#000000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945cm" fo:min-width="5.844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973cm" fo:min-width="7.622cm"/>
    </style:style>
    <style:style style:name="gr10" style:family="graphic" style:parent-style-name="standard">
      <style:graphic-properties draw:stroke="none" svg:stroke-color="#000000" draw:fill="solid" draw:fill-color="#ffffff" fo:min-height="0.581cm"/>
    </style:style>
    <style:style style:name="gr11" style:family="graphic" style:parent-style-name="standard">
      <style:graphic-properties draw:stroke="none" svg:stroke-color="#000000" draw:fill="solid" draw:fill-color="#ffffff" fo:min-height="0.443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Droid Sans Mono1" fo:font-size="24pt" style:font-size-asian="24pt" style:font-size-complex="24pt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solid" draw:fill-color="#ffffff"/>
      <style:text-properties style:font-name="Droid Sans Mono1" fo:font-size="24pt" style:font-size-asian="24pt" style:font-size-complex="24pt"/>
    </style:style>
    <style:style style:name="P6" style:family="paragraph">
      <loext:graphic-properties draw:fill="solid" draw:fill-color="#ffffff"/>
      <style:text-properties style:font-name="Droid Sans Mono1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Droid Sans Mono1" fo:font-size="24pt" style:font-size-asian="24pt" style:font-size-complex="24pt"/>
    </style:style>
    <style:style style:name="T2" style:family="text">
      <style:text-properties style:font-name="Droid Sans Mono1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311cm" svg:height="8.235cm" svg:x="1.02cm" svg:y="4.517cm">
          <text:p/>
        </draw:rect>
        <draw:connector draw:style-name="gr2" draw:text-style-name="P2" draw:layer="layout" svg:x1="16.004cm" svg:y1="2.356cm" svg:x2="6.659cm" svg:y2="25.084cm" draw:start-shape="id1" draw:start-glue-point="1" draw:end-shape="id2" draw:end-glue-point="1" svg:d="M16004 2356h500v22728h-9845" svg:viewBox="0 0 9846 22729">
          <text:p/>
        </draw:connector>
        <draw:rect draw:style-name="gr1" draw:text-style-name="P1" draw:layer="layout" svg:width="9.741cm" svg:height="4.799cm" svg:x="0.928cm" svg:y="17.045cm">
          <text:p/>
        </draw:rect>
        <draw:rect draw:style-name="gr1" draw:text-style-name="P1" draw:layer="layout" svg:width="8.67cm" svg:height="7.833cm" svg:x="12.189cm" svg:y="11.21cm">
          <text:p/>
        </draw:rect>
        <draw:frame draw:style-name="gr3" draw:text-style-name="P3" xml:id="id2" draw:id="id2" draw:layer="layout" svg:width="5.582cm" svg:height="3.209cm" svg:x="1.077cm" svg:y="23.48cm">
          <draw:text-box>
            <text:p><text:span text:style-name="T1">$BASE_DIR/</text:span></text:p>
            <text:p><text:span text:style-name="T1"><text:tab/></text:span><text:span text:style-name="T1">$PY_ENV</text:span></text:p>
            <text:p><text:span text:style-name="T1"><text:tab/></text:span><text:span text:style-name="T1">salt</text:span></text:p>
          </draw:text-box>
        </draw:frame>
        <draw:frame draw:style-name="gr4" draw:text-style-name="P3" xml:id="id4" draw:id="id4" draw:layer="layout" svg:width="9.646cm" svg:height="4.195cm" svg:x="1.023cm" svg:y="17.498cm">
          <draw:text-box>
            <text:p><text:span text:style-name="T1">$MYSALT/</text:span></text:p>
            <text:p><text:span text:style-name="T1"><text:tab/></text:span><text:span text:style-name="T1">MASTER/rootfs/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etc/salt</text:span></text:p>
            <text:p><text:span text:style-name="T1"><text:tab/></text:span><text:span text:style-name="T1">MINION</text:span></text:p>
          </draw:text-box>
        </draw:frame>
        <draw:frame draw:style-name="gr5" draw:text-style-name="P3" xml:id="id3" draw:id="id3" draw:layer="layout" svg:width="10.408cm" svg:height="8.139cm" svg:x="0.923cm" svg:y="4.613cm">
          <draw:text-box>
            <text:p><text:span text:style-name="T1">/etc/salt</text:span></text:p>
            <text:p><text:span text:style-name="T1"><text:tab/></text:span><text:span text:style-name="T1">master</text:span></text:p>
            <text:p><text:span text:style-name="T1"><text:tab/></text:span><text:span text:style-name="T1">master.d</text:span></text:p>
            <text:p><text:span text:style-name="T1"><text:tab/></text:span><text:span text:style-name="T1">minion</text:span></text:p>
            <text:p><text:span text:style-name="T1"><text:tab/></text:span><text:span text:style-name="T1">cloud.profiles.d</text:span></text:p>
            <text:p><text:span text:style-name="T1"><text:tab/></text:span><text:span text:style-name="T1">cloud.providers.d</text:span></text:p>
            <text:p><text:span text:style-name="T1"/></text:p>
            <text:p><text:span text:style-name="T1">/srv/salt</text:span></text:p>
          </draw:text-box>
        </draw:frame>
        <draw:frame draw:style-name="gr6" draw:text-style-name="P3" xml:id="id1" draw:id="id1" draw:layer="layout" svg:width="14.98cm" svg:height="2.223cm" svg:x="1.024cm" svg:y="1.245cm">
          <draw:text-box>
            <text:p><text:span text:style-name="T1">$HOME/</text:span></text:p>
            <text:p><text:span text:style-name="T1"><text:tab/></text:span><text:span text:style-name="T1">bin/activate-saltstack-env</text:span></text:p>
          </draw:text-box>
        </draw:frame>
        <draw:connector draw:style-name="gr7" draw:text-style-name="P4" draw:layer="layout" svg:x1="11.331cm" svg:y1="8.682cm" svg:x2="10.669cm" svg:y2="19.595cm" draw:start-shape="id3" draw:start-glue-point="1" draw:end-shape="id4" svg:d="M11331 8682h500v10913h-1162" svg:viewBox="0 0 1163 10914">
          <text:p/>
        </draw:connector>
        <draw:frame draw:style-name="gr8" draw:text-style-name="P5" draw:layer="layout" svg:width="6.344cm" svg:height="4.195cm" svg:x="12.428cm" svg:y="11.604cm">
          <draw:text-box>
            <text:p><text:span text:style-name="T1">/etc/salt</text:span></text:p>
            <text:p><text:span text:style-name="T1"><text:tab/></text:span><text:span text:style-name="T1">minion_id</text:span></text:p>
            <text:p><text:span text:style-name="T1"><text:tab/></text:span><text:span text:style-name="T1">minion.d</text:span></text:p>
            <text:p><text:span text:style-name="T1"><text:tab/></text:span><text:span text:style-name="T1">pki</text:span></text:p>
          </draw:text-box>
        </draw:frame>
        <draw:frame draw:style-name="gr9" draw:text-style-name="P5" draw:layer="layout" svg:width="8.122cm" svg:height="2.223cm" svg:x="12.333cm" svg:y="16.307cm">
          <draw:text-box>
            <text:p><text:span text:style-name="T1">/var/log/salt</text:span></text:p>
            <text:p><text:span text:style-name="T1">/var/cache/salt</text:span></text:p>
          </draw:text-box>
        </draw:frame>
        <draw:frame draw:style-name="gr10" draw:text-style-name="P6" draw:layer="layout" svg:width="9.26cm" svg:height="0.831cm" svg:x="12.23cm" svg:y="10.153cm">
          <draw:text-box>
            <text:p><text:span text:style-name="T2">ephemeral+persistence data</text:span></text:p>
          </draw:text-box>
        </draw:frame>
        <draw:frame draw:style-name="gr11" draw:text-style-name="P6" draw:layer="layout" svg:width="9.085cm" svg:height="0.831cm" svg:x="1cm" svg:y="15.987cm">
          <draw:text-box>
            <text:p><text:span text:style-name="T2">runtime config</text:span></text:p>
          </draw:text-box>
        </draw:frame>
        <draw:frame draw:style-name="gr10" draw:text-style-name="P6" draw:layer="layout" svg:width="9.26cm" svg:height="0.831cm" svg:x="1.062cm" svg:y="3.64cm">
          <draw:text-box>
            <text:p><text:span text:style-name="T2">system defa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astal LLC</meta:initial-creator>
    <meta:creation-date>2017-10-22T14:33:55.072106534</meta:creation-date>
    <dc:date>2017-10-22T15:14:17.299876154</dc:date>
    <dc:creator>Coastal LLC</dc:creator>
    <meta:editing-duration>PT38M41S</meta:editing-duration>
    <meta:editing-cycles>6</meta:editing-cycles>
    <meta:generator>LibreOffice/5.0.1.2.0$Linux_X86_64 LibreOffice_project/00m0$Build-2</meta:generator>
    <meta:document-statistic meta:object-count="14"/>
  </office:meta>
</office:document-meta>
</file>